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Lucida Console" svg:font-family="'Lucida Console', 'Trebuchet MS', Arial, Helvetica, sans-serif"/>
    <style:font-face style:name="Times New Roman2" svg:font-family="'Times New Roman'"/>
    <style:font-face style:name="sans-serif" svg:font-family="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Droid Sans Fallback1" svg:font-family="'Droid Sans Fallback'" style:font-pitch="variable"/>
    <style:font-face style:name="Lato" svg:font-family="Lato" style:font-pitch="variable"/>
    <style:font-face style:name="Lohit Hindi1" svg:font-family="'Lohit Hindi'" style:font-pitch="variable"/>
    <style:font-face style:name="TeXGyreAdventor" svg:font-family="TeXGyreAdventor" style:font-pitch="variable"/>
    <style:font-face style:name="Ubuntu" svg:font-family="Ubuntu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30pt" style:font-size-asian="30pt" style:font-size-complex="30pt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text-properties fo:font-size="18pt" style:font-size-asian="18pt" style:font-name-complex="Times New Roman" style:font-size-complex="18pt"/>
    </style:style>
    <style:style style:name="P6" style:family="paragraph" style:parent-style-name="Standard">
      <style:text-properties fo:font-size="18pt" style:text-underline-style="solid" style:text-underline-width="auto" style:text-underline-color="font-color" style:font-size-asian="18pt" style:font-name-complex="Times New Roman" style:font-size-complex="18pt"/>
    </style:style>
    <style:style style:name="P7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style:font-name-asian="Times New Roman1" style:font-size-asian="18pt" style:font-name-complex="Times New Roman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style:font-name-asian="Times New Roman1" style:font-size-asian="18pt" style:font-name-complex="Times New Roman" style:font-size-complex="18pt"/>
    </style:style>
    <style:style style:name="P10" style:family="paragraph" style:parent-style-name="Standard">
      <style:text-properties fo:font-size="18pt" fo:font-weight="bold" style:font-size-asian="18pt" style:font-weight-asian="bold" style:font-name-complex="Times New Roman" style:font-size-complex="18pt" style:font-weight-complex="bold"/>
    </style:style>
    <style:style style:name="P11" style:family="paragraph" style:parent-style-name="Standard">
      <style:text-properties fo:font-size="18pt" fo:font-weight="normal" style:font-size-asian="18pt" style:font-weight-asian="normal" style:font-name-complex="Times New Roman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1" fo:font-size="20pt" style:font-name-asian="Times New Roman1" style:font-size-asian="20pt" style:font-name-complex="Times New Roman1" style:font-size-complex="20pt"/>
    </style:style>
    <style:style style:name="P13" style:family="paragraph" style:parent-style-name="Standard">
      <style:text-properties fo:font-variant="normal" fo:text-transform="none" fo:color="#000000" style:font-name="Courier" fo:font-size="26pt" fo:letter-spacing="normal" fo:font-style="normal" fo:font-weight="normal" officeooo:paragraph-rsid="000c54a8" style:font-size-asian="26pt" style:font-size-complex="26pt"/>
    </style:style>
    <style:style style:name="P14" style:family="paragraph" style:parent-style-name="Standard">
      <style:paragraph-properties fo:text-align="start" style:justify-single-word="false"/>
      <style:text-properties style:font-name="Lato" fo:font-size="24pt" style:font-size-asian="24pt" style:font-size-complex="24pt"/>
    </style:style>
    <style:style style:name="P15" style:family="paragraph" style:parent-style-name="Standard">
      <style:paragraph-properties fo:text-align="start" style:justify-single-word="false"/>
      <style:text-properties style:font-name="Lato" fo:font-size="24pt" officeooo:rsid="000a6763" officeooo:paragraph-rsid="000a6763" style:font-size-asian="24pt" style:font-size-complex="24pt"/>
    </style:style>
    <style:style style:name="P16" style:family="paragraph" style:parent-style-name="Standard">
      <style:paragraph-properties fo:text-align="center" style:justify-single-word="false"/>
      <style:text-properties style:font-name="Lato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Ubuntu Light" fo:font-size="24pt" style:font-size-asian="24pt" style:font-size-complex="24pt"/>
    </style:style>
    <style:style style:name="P18" style:family="paragraph" style:parent-style-name="Standard">
      <style:text-properties style:font-name="Courier" fo:font-size="24pt" style:font-size-asian="24pt" style:font-size-complex="24pt"/>
    </style:style>
    <style:style style:name="P19" style:family="paragraph" style:parent-style-name="Standard">
      <style:text-properties style:font-name="Courier" fo:font-size="26pt" style:font-size-asian="26pt" style:font-size-complex="26pt"/>
    </style:style>
    <style:style style:name="P20" style:family="paragraph" style:parent-style-name="Standard">
      <style:text-properties style:font-name="Courier" fo:font-size="26pt" officeooo:rsid="000c54a8" officeooo:paragraph-rsid="000c54a8" style:font-size-asian="26pt" style:font-size-complex="26pt"/>
    </style:style>
    <style:style style:name="P21" style:family="paragraph" style:parent-style-name="Standard">
      <style:paragraph-properties fo:margin-left="0.9689in" fo:margin-right="0.9689in" fo:text-align="start" style:justify-single-word="false" fo:text-indent="0in" style:auto-text-indent="false"/>
      <style:text-properties fo:font-size="20pt" style:font-size-asian="20pt" style:font-size-complex="20pt"/>
    </style:style>
    <style:style style:name="P22" style:family="paragraph" style:parent-style-name="Standard">
      <style:paragraph-properties fo:margin-left="0.5209in" fo:margin-right="0in" fo:text-indent="-0.4791in" style:auto-text-indent="false"/>
      <style:text-properties fo:font-size="18pt" style:font-size-asian="18pt" style:font-size-complex="18pt"/>
    </style:style>
    <style:style style:name="P23" style:family="paragraph" style:parent-style-name="Standard">
      <style:paragraph-properties fo:margin-left="0.5209in" fo:margin-right="0in" fo:text-align="start" style:justify-single-word="false" fo:text-indent="-0.4791in" style:auto-text-indent="false"/>
      <style:text-properties fo:font-size="18pt" style:font-size-asian="18pt" style:font-size-complex="18pt"/>
    </style:style>
    <style:style style:name="P24" style:family="paragraph" style:parent-style-name="Standard" style:list-style-name="WW8Num1">
      <style:paragraph-properties fo:margin-left="0.5209in" fo:margin-right="0in" fo:text-indent="-0.4791in" style:auto-text-indent="false"/>
      <style:text-properties fo:font-size="18pt" style:font-size-asian="18pt" style:font-size-complex="18pt"/>
    </style:style>
    <style:style style:name="P25" style:family="paragraph" style:parent-style-name="Standard">
      <style:paragraph-properties fo:margin-left="0.5209in" fo:margin-right="0in" fo:text-indent="-0.4791in" style:auto-text-indent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26" style:family="paragraph" style:parent-style-name="Standard" style:list-style-name="WW8Num1">
      <style:paragraph-properties fo:margin-left="0.5209in" fo:margin-right="0in" fo:text-align="start" style:justify-single-word="false" fo:text-indent="-0.4791in" style:auto-text-indent="false"/>
      <style:text-properties style:font-name="Times New Roman1" fo:font-size="18pt" style:font-name-asian="Times New Roman1" style:font-size-asian="18pt" style:font-name-complex="Times New Roman1" style:font-size-complex="18pt"/>
    </style:style>
    <style:style style:name="P27" style:family="paragraph" style:parent-style-name="Standard">
      <style:paragraph-properties fo:margin-left="0.5209in" fo:margin-right="0in" fo:text-indent="-0.4791in" style:auto-text-indent="false" fo:break-before="pag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8" style:family="paragraph" style:parent-style-name="Standard">
      <style:paragraph-properties fo:break-before="pag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9" style:family="paragraph" style:parent-style-name="Standard">
      <style:paragraph-properties fo:break-before="page"/>
      <style:text-properties fo:font-size="18pt" style:text-underline-style="solid" style:text-underline-width="auto" style:text-underline-color="font-color" fo:font-weight="bold" style:font-size-asian="18pt" style:font-weight-asian="bold" style:font-name-complex="Times New Roman" style:font-size-complex="18pt" style:font-weight-complex="bold"/>
    </style:style>
    <style:style style:name="P30" style:family="paragraph" style:parent-style-name="Standard">
      <style:paragraph-properties fo:text-align="center" style:justify-single-word="false" fo:break-before="page"/>
      <style:text-properties fo:font-size="18pt" style:text-underline-style="solid" style:text-underline-width="auto" style:text-underline-color="font-color" style:font-size-asian="18pt" style:font-name-complex="Times New Roman" style:font-size-complex="18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Times New Roman1" fo:font-size="20pt" style:font-name-asian="Times New Roman1" style:font-size-asian="20pt" style:font-name-complex="Times New Roman1" style:font-size-complex="20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Lato" fo:font-size="24pt" fo:font-weight="bold" style:font-size-asian="24pt" style:font-weight-asian="bold" style:font-size-complex="24pt" style:font-weight-complex="bold"/>
    </style:style>
    <style:style style:name="P33" style:family="paragraph" style:parent-style-name="Standard" style:list-style-name="WW8Num1">
      <style:paragraph-properties fo:margin-left="0.052in" fo:margin-right="0in" fo:text-indent="0in" style:auto-text-indent="false"/>
      <style:text-properties fo:font-size="18pt" style:font-size-asian="18pt" style:font-size-complex="18pt"/>
    </style:style>
    <style:style style:name="P34" style:family="paragraph" style:parent-style-name="Standard">
      <style:paragraph-properties fo:margin-left="0.0417in" fo:margin-right="0in" fo:text-indent="0in" style:auto-text-indent="false"/>
      <style:text-properties fo:font-size="18pt" style:font-size-asian="18pt" style:font-size-complex="18pt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fo:font-size="30pt" style:font-size-asian="30pt" style:font-size-complex="30pt"/>
    </style:style>
    <style:style style:name="P36" style:family="paragraph" style:parent-style-name="Standard" style:master-page-name="Convert_20_1">
      <style:paragraph-properties style:page-number="auto" fo:break-before="page"/>
      <style:text-properties fo:font-size="18pt" style:text-underline-style="solid" style:text-underline-width="auto" style:text-underline-color="font-color" fo:font-weight="bold" style:font-size-asian="18pt" style:font-weight-asian="bold" style:font-name-complex="Times New Roman" style:font-size-complex="18pt" style:font-weight-complex="bold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style:font-size-asian="18pt" style:font-name-complex="Times New Roman" style:font-size-complex="18pt"/>
    </style:style>
    <style:style style:name="T5" style:family="text">
      <style:text-properties fo:font-size="18pt" style:text-underline-style="solid" style:text-underline-width="auto" style:text-underline-color="font-color" style:font-size-asian="18pt" style:font-name-complex="Times New Roman" style:font-size-complex="18pt"/>
    </style:style>
    <style:style style:name="T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name-complex="Times New Roman" style:font-size-complex="18pt" style:font-weight-complex="bold"/>
    </style:style>
    <style:style style:name="T8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9" style:family="text">
      <style:text-properties fo:font-size="18pt" fo:font-weight="bold" style:font-size-asian="18pt" style:font-weight-asian="bold" style:font-name-complex="Times New Roman" style:font-size-complex="18pt" style:font-weight-complex="bold"/>
    </style:style>
    <style:style style:name="T10" style:family="text">
      <style:text-properties fo:font-size="18pt" style:font-name-asian="Times New Roman1" style:font-size-asian="18pt" style:font-name-complex="Times New Roman" style:font-size-complex="18pt"/>
    </style:style>
    <style:style style:name="T11" style:family="text">
      <style:text-properties fo:font-size="18pt" fo:font-style="normal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2" style:family="text">
      <style:text-properties fo:font-size="18pt" fo:font-style="normal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13" style:family="text">
      <style:text-properties fo:font-size="18pt" fo:font-weight="normal" style:font-size-asian="18pt" style:font-weight-asian="normal" style:font-name-complex="Times New Roman" style:font-size-complex="18pt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style:font-size-asian="24pt" style:font-name-complex="Courier New" style:font-size-complex="24pt"/>
    </style:style>
    <style:style style:name="T16" style:family="text">
      <style:text-properties style:font-name="Courier New" fo:font-size="24pt" style:font-size-asian="24pt" style:font-name-complex="Courier New" style:font-size-complex="24pt"/>
    </style:style>
    <style:style style:name="T17" style:family="text">
      <style:text-properties style:font-name-complex="Courier New"/>
    </style:style>
    <style:style style:name="T18" style:family="text">
      <style:text-properties style:font-name="Times New Roman1" fo:font-size="20pt" style:font-name-asian="Times New Roman1" style:font-size-asian="20pt" style:font-name-complex="Times New Roman1" style:font-size-complex="20pt"/>
    </style:style>
    <style:style style:name="T19" style:family="text">
      <style:text-properties fo:font-variant="normal" fo:text-transform="none" fo:color="#000000" style:font-name="Times New Roman2" fo:font-size="14pt" fo:letter-spacing="normal" fo:font-style="italic" fo:font-weight="normal"/>
    </style:style>
    <style:style style:name="T20" style:family="text">
      <style:text-properties fo:font-variant="normal" fo:text-transform="none" fo:color="#252525" style:font-name="sans-serif" fo:font-size="10.5pt" fo:letter-spacing="normal" fo:font-style="normal" fo:font-weight="bold"/>
    </style:style>
    <style:style style:name="T21" style:family="text">
      <style:text-properties fo:font-variant="normal" fo:text-transform="none" fo:color="#252525" style:font-name="sans-serif" fo:font-size="10.5pt" fo:letter-spacing="normal" fo:font-style="normal" fo:font-weight="bold" officeooo:rsid="000a6763"/>
    </style:style>
    <style:style style:name="T22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bold" style:text-blinking="false"/>
    </style:style>
    <style:style style:name="T23" style:family="text">
      <style:text-properties officeooo:rsid="000c54a8"/>
    </style:style>
    <style:style style:name="T24" style:family="text">
      <style:text-properties style:font-name="Lucida Console"/>
    </style:style>
    <style:style style:name="T25" style:family="text">
      <style:text-properties style:font-name="Lucida Console" fo:font-size="9pt"/>
    </style:style>
    <style:style style:name="T26" style:family="text">
      <style:text-properties officeooo:rsid="000e7a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GEMS WORKSHOP <text:line-break/>INSTRUCTIONS &amp; ACTIVITIES</text:p>
      <text:p text:style-name="P3"/>
      <text:p text:style-name="P3">TABLE OF CONTENTS</text:p>
      <text:p text:style-name="P2"/>
      <text:p text:style-name="P2"/>
      <text:p text:style-name="P2"/>
      <text:p text:style-name="P21">What is Computer Science?</text:p>
      <text:p text:style-name="P21"/>
      <text:p text:style-name="P21">Caesar Cipher<text:tab/>instructions</text:p>
      <text:p text:style-name="P21">Caesar Cipher<text:tab/>worksheet</text:p>
      <text:p text:style-name="P21">Caesar Cipher<text:tab/>worksheet answers</text:p>
      <text:p text:style-name="P21">--- <text:s text:c="2"/>--- <text:s text:c="2"/>--- <text:s text:c="2"/>--- <text:s text:c="2"/>--- --- <text:s text:c="2"/>--- <text:s text:c="2"/>--- <text:s text:c="2"/>---</text:p>
      <text:p text:style-name="P21">Other Ciphers<text:tab/>instructions</text:p>
      <text:p text:style-name="P21">Other Ciphers<text:tab/>take home sheet</text:p>
      <text:p text:style-name="P21"/>
      <text:p text:style-name="P21">Binary<text:tab/><text:tab/><text:tab/>instructions</text:p>
      <text:p text:style-name="P21"/>
      <text:p text:style-name="P21">Stacks<text:tab/><text:tab/><text:tab/>instructions</text:p>
      <text:p text:style-name="P21">Stacks<text:tab/><text:tab/><text:tab/>activities</text:p>
      <text:p text:style-name="P21">Stacks<text:tab/><text:tab/><text:tab/>worksheet</text:p>
      <text:p text:style-name="P21">--- <text:s text:c="2"/>--- <text:s text:c="2"/>--- <text:s text:c="2"/>--- <text:s text:c="2"/>--- --- <text:s text:c="2"/>---</text:p>
      <text:p text:style-name="P21">Queue<text:tab/><text:tab/><text:tab/>instructions</text:p>
      <text:p text:style-name="P21">Queue<text:tab/><text:tab/><text:tab/>activity</text:p>
      <text:p text:style-name="P27">WHAT IS COMPUTER SCIENCE?</text:p>
      <text:p text:style-name="P22"/>
      <text:p text:style-name="P22">What do you guys think computer science is?</text:p>
      <text:p text:style-name="P22"/>
      <text:p text:style-name="P22">What does a computer scientist do?</text:p>
      <text:p text:style-name="P22"/>
      <text:p text:style-name="P22">What else?</text:p>
      <text:p text:style-name="P22"/>
      <text:p text:style-name="P22">A computer scientist deals with information, often using a computer to help them.</text:p>
      <text:p text:style-name="P22"/>
      <text:p text:style-name="P22">How to store, manipulate, transmit, share, etc. information.</text:p>
      <text:p text:style-name="P22"/>
      <text:p text:style-name="P22"/>
      <text:p text:style-name="P22">Without computer science, would we have...</text:p>
      <text:p text:style-name="P22">Pixar movies?</text:p>
      <text:p text:style-name="P22">Internet?</text:p>
      <text:p text:style-name="P22">iPads?</text:p>
      <text:p text:style-name="P25">Smart phones?</text:p>
      <text:p text:style-name="P25">GPS?</text:p>
      <text:p text:style-name="P28">CAESAR CIPHER INSTRUCTIONS</text:p>
      <text:p text:style-name="P4"/>
      <text:p text:style-name="P4">Cryptography/Cryptanalysis – does anyone know what these?</text:p>
      <text:p text:style-name="P4"><text:tab/>“Hidden writing” / “Analysing hidden writing”</text:p>
      <text:p text:style-name="P4"/>
      <text:p text:style-name="P4">Show an example “DBJP MOLDOXJ”</text:p>
      <text:p text:style-name="P4">Can anyone read this?</text:p>
      <text:p text:style-name="P4"><text:tab/>(Answer should be no.)</text:p>
      <text:p text:style-name="P4"/>
      <text:p text:style-name="P4">It's been encoded using a Caesar cipher.</text:p>
      <text:p text:style-name="P4"><text:tab/>Hand out the cipher disks.</text:p>
      <text:p text:style-name="P4"/>
      <text:p text:style-name="P4">Explain how the disk works; the fixed outer disk is for what's called “plain text” and the movable inner disk is to encode/decode “cipher text.”</text:p>
      <text:p text:style-name="P4"/>
      <text:p text:style-name="P4">Do the example “DBJP MOLDOXJ” with them following along.</text:p>
      <text:p text:style-name="P4"><text:tab/>Answer will be “GEMS PROGRAM”</text:p>
      <text:p text:style-name="P4"/>
      <text:p text:style-name="P4">Ask them how many possibilities there are for different combinations.</text:p>
      <text:p text:style-name="P4"><text:tab/>Obvious answer is 26, but correct answer is 25. <text:s/>A+26 = A.</text:p>
      <text:p text:style-name="P4"/>
      <text:p text:style-name="P4">An example of how it can be used: to pass messages between friends, after you agree on which letter matches up with the inner “A”.</text:p>
      <text:p text:style-name="P4"/>
      <text:p text:style-name="P4">Ask them for some other examples of use.</text:p>
      <text:p text:style-name="P4"/>
      <text:p text:style-name="P4">Let's try an example where you don't know the code.</text:p>
      <text:p text:style-name="P4"/>
      <text:p text:style-name="P4"/>
      <text:p text:style-name="P4"><text:soft-page-break/>Write up “O RUBK YIOKTIK” on the board, and tell them that it's a “race” between the different teams.</text:p>
      <text:p text:style-name="P4"><text:tab/>Answer is “I LOVE SCIENCE”</text:p>
      <text:p text:style-name="P4"/>
      <text:p text:style-name="P4">Have the fastest team explain how they did it.</text:p>
      <text:p text:style-name="P4"><text:tab/>If they brute forced it, ask if anyone did it any differently.</text:p>
      <text:p text:style-name="P4"/>
      <text:p text:style-name="P4">Talk about different methods for decoding unknown ciphers.</text:p>
      <text:p text:style-name="P4">Make sure to talk about looking for small “words” that can only be a few things, and trying those.</text:p>
      <text:p text:style-name="P4"><text:tab/>Ask them for examples of small words and repetition. (A, I, The, And, Of) </text:p>
      <text:p text:style-name="P4"/>
      <text:p text:style-name="P4">Hand out the worksheets, and ask them to try breaking the codes using their cipher disks.</text:p>
      <text:p text:style-name="P4"/>
      <text:p text:style-name="P4">Once they're done/bored, ask them if they think the Caesar cipher is a good way to encode secret stuff.</text:p>
      <text:p text:style-name="P4"><text:tab/>If they say yes, ask them how easy it was for them to break it.</text:p>
      <text:p text:style-name="P4"/>
      <text:p text:style-name="P4"/>
      <text:p text:style-name="P7">END OF CAESAR CIPHER MODULE</text:p>
      <text:p text:style-name="P32">CAESAR CIPHERS</text:p>
      <text:p text:style-name="P18"/>
      <text:p text:style-name="P20"/>
      <text:p text:style-name="P19">YMNX <text:s/>NX <text:s/>F <text:s/>XJHWJY <text:s/>STYJ.</text:p>
      <text:p text:style-name="P19">_________________________.</text:p>
      <text:p text:style-name="P19"><text:span text:style-name="T17"/></text:p>
      <text:p text:style-name="P19"/>
      <text:p text:style-name="P19">VJG <text:s/>SWKEM <text:s/>DTQYP <text:s/>HQZ <text:s/>LWORU </text:p>
      <text:p text:style-name="P19">_____________________________</text:p>
      <text:p text:style-name="P19">QXGT <text:s/>VJG <text:s/>NCBA <text:s/>FQI.</text:p>
      <text:p text:style-name="P19">____________________.</text:p>
      <text:p text:style-name="P19"/>
      <text:p text:style-name="P19"/>
      <text:p text:style-name="P13">“AMJH OCZI JI, RCZI VITOCDIB </text:p>
      <text:p text:style-name="P13">“___________________________</text:p>
      <text:p text:style-name="P13"><text:s text:c="2"/>RZIO RMJIB RDOC V XJHKPOZM, </text:p>
      <text:p text:style-name="P13"><text:s text:c="2"/>__________________________</text:p>
      <text:p text:style-name="P13"><text:s text:c="2"/>RZ NVDY DO CVY WPBN DI DO.” </text:p>
      <text:p text:style-name="P13"><text:s text:c="2"/>_________________________.”</text:p>
      <text:p text:style-name="P13"><text:s text:c="2"/>- BMVXZ CJKKZM</text:p>
      <text:p text:style-name="P13"><text:s text:c="2"/>- ____________</text:p>
      <text:p text:style-name="P17"/>
      <text:p text:style-name="P17"><text:soft-page-break/></text:p>
      <text:p text:style-name="P16">CAESAR CIPHER WORKSHEET</text:p>
      <text:p text:style-name="P16"/>
      <text:p text:style-name="P16">SOLUTIONS</text:p>
      <text:p text:style-name="P14"/>
      <text:p text:style-name="P14"/>
      <text:p text:style-name="P14"/>
      <text:p text:style-name="P14">THIS IS A SECRET NOTE.</text:p>
      <text:p text:style-name="P14"/>
      <text:p text:style-name="P14"/>
      <text:p text:style-name="P14">THE QUICK BROWN FOX JUMPS OVER THE LAZY DOG.</text:p>
      <text:p text:style-name="P14"/>
      <text:p text:style-name="P14"/>
      <text:p text:style-name="P15">“FROM THEN ON, WHEN ANYTHING WENT WRONG WITH A COMPUTER, WE SAID IT HAD BUGS IN <text:span text:style-name="T23">IT” - GRACE HOPPER</text:span></text:p>
      <text:p text:style-name="P14"/>
      <text:p text:style-name="P14"/>
      <text:p text:style-name="P27">OTHER CIPHERS INSTRUCTIONS</text:p>
      <text:p text:style-name="P22"/>
      <text:p text:style-name="P22">Who knows what a caesar cipher is?</text:p>
      <text:p text:style-name="P22"/>
      <text:p text:style-name="P22">Who wants to explain it to everyone else?</text:p>
      <text:p text:style-name="P22"/>
      <text:p text:style-name="P22">[explain]</text:p>
      <text:p text:style-name="P22"/>
      <text:p text:style-name="P22">How secure is this cipher? <text:s/>Why?</text:p>
      <text:p text:style-name="P22"/>
      <text:p text:style-name="P22">How did you break it?</text:p>
      <text:p text:style-name="P22"/>
      <text:p text:style-name="P22">Why do we care how secure it is? <text:s/>(COMPUTER SCIENCE!)</text:p>
      <text:p text:style-name="P22"/>
      <text:p text:style-name="P22">Does anyone know any other ciphers?</text:p>
      <text:p text:style-name="P22">Can anyone come up with any other ciphers?</text:p>
      <text:p text:style-name="P22"/>
      <text:p text:style-name="P22">All right, so now we're going to teach you some other ciphers.</text:p>
      <text:p text:style-name="P22"/>
      <text:p text:style-name="P22">* keyword = awesombcdfghijklnpqrtuvxyz</text:p>
      <text:p text:style-name="P22">* simple monoalphabetic substitution cipher (scramble) = XMPCA</text:p>
      <text:p text:style-name="P22">* vigenere = repeating word</text:p>
      <text:p text:style-name="P22">* one time pad</text:p>
      <text:p text:style-name="P22"/>
      <text:p text:style-name="P22">So everyone break into groups of exactly two, and pick a word to repeat. <text:s/>Then one of you send a message to the other.</text:p>
      <text:p text:style-name="P22"/>
      <text:p text:style-name="P22">example:</text:p>
      <text:p text:style-name="P22">GEMSGEMSGEMS</text:p>
      <text:p text:style-name="P22">oh no we have been found</text:p>
      <text:p text:style-name="P23">VM AH DJ UTCJ OXLS SHBSQ</text:p>
      <text:p text:style-name="P31">SECRET MESSAGE PAD</text:p>
      <text:p text:style-name="P12"/>
      <text:p text:style-name="P12">CIPHER:<text:tab/>__ __ __ __ __ __ __ __ __ __ __ __ __ __ __</text:p>
      <text:p text:style-name="P12">ciphertext:<text:tab/>__ __ __ __ __ __ __ __ __ __ __ __ __ __ __</text:p>
      <text:p text:style-name="P12"/>
      <text:p text:style-name="P12">C:<text:tab/>__ __ __ __ __ __ __ __ __ __ __ __ __ __ __ __ __ __</text:p>
      <text:p text:style-name="P12">c:<text:tab/>__ __ __ __ __ __ __ __ __ __ __ __ __ __ __ __ __ __</text:p>
      <text:p text:style-name="P12"/>
      <text:p text:style-name="P12">C:<text:tab/>__ __ __ __ __ __ __ __ __ __ __ __ __ __ __ __ __ __</text:p>
      <text:p text:style-name="P12">c:<text:tab/>__ __ __ __ __ __ __ __ __ __ __ __ __ __ __ __ __ __</text:p>
      <text:p text:style-name="P12"/>
      <text:p text:style-name="P12">C:<text:tab/>__ __ __ __ __ __ __ __ __ __ __ __ __ __ __ __ __ __</text:p>
      <text:p text:style-name="P12">c:<text:tab/>__ __ __ __ __ __ __ __ __ __ __ __ __ __ __ __ __ __</text:p>
      <text:p text:style-name="P12"/>
      <text:p text:style-name="P12">C:<text:tab/>__ __ __ __ __ __ __ __ __ __ __ __ __ __ __ __ __ __</text:p>
      <text:p text:style-name="P12">c:<text:tab/>__ __ __ __ __ __ __ __ __ __ __ __ __ __ __ __ __ __</text:p>
      <text:p text:style-name="P12"/>
      <text:p text:style-name="P12">C:<text:tab/>__ __ __ __ __ __ __ __ __ __ __ __ __ __ __ __ __ __</text:p>
      <text:p text:style-name="P12">c:<text:tab/>__ __ __ __ __ __ __ __ __ __ __ __ __ __ __ __ __ __</text:p>
      <text:p text:style-name="P12"/>
      <text:p text:style-name="P12">C:<text:tab/>__ __ __ __ __ __ __ __ __ __ __ __ __ __ __ __ __ __</text:p>
      <text:p text:style-name="P12">c:<text:tab/>__ __ __ __ __ __ __ __ __ __ __ __ __ __ __ __ __ __</text:p>
      <text:p text:style-name="P12"/>
      <text:p text:style-name="P12">C:<text:tab/>__ __ __ __ __ __ __ __ __ __ __ __ __ __ __ __ __ __</text:p>
      <text:p text:style-name="P12">c:<text:tab/>__ __ __ __ __ __ __ __ __ __ __ __ __ __ __ __ __ __</text:p>
      <text:p text:style-name="P12"/>
      <text:p text:style-name="P12">C:<text:tab/>__ __ __ __ __ __ __ __ __ __ __ __ __ __ __ __ __ __</text:p>
      <text:p text:style-name="P12">c:<text:tab/>__ __ __ __ __ __ __ __ __ __ __ __ __ __ __ __ __ __</text:p>
      <text:p text:style-name="P12"/>
      <text:p text:style-name="P28">BINARY INSTRUCTIONS</text:p>
      <text:p text:style-name="P4"/>
      <text:list xml:id="list4900192140033998377" text:style-name="WW8Num1">
        <text:list-item>
          <text:p text:style-name="P33">How many is [ten fingers]?</text:p>
        </text:list-item>
        <text:list-item>
          <text:p text:style-name="P33">Who can write that on the board?<text:tab/><text:tab/>any other ways?</text:p>
        </text:list-item>
        <text:list-item>
          <text:p text:style-name="P33">What is this way of writing numbers made up of? (numerals)</text:p>
        </text:list-item>
        <text:list-item>
          <text:p text:style-name="P33">How many numerals are there?</text:p>
        </text:list-item>
        <text:list-item>
          <text:p text:style-name="P33">What are they? [0-9]</text:p>
        </text:list-item>
        <text:list-item>
          <text:p text:style-name="P33">How many numbers can you make out of these 10?</text:p>
        </text:list-item>
        <text:list-item>
          <text:p text:style-name="P33">Why do we have ten numerals? [10 fingers]</text:p>
        </text:list-item>
        <text:list-item>
          <text:p text:style-name="P24">What if we evolved with two fingers? <text:s/>How many numerals might we have?</text:p>
        </text:list-item>
        <text:list-item>
          <text:p text:style-name="P24">How many numbers can you write with only 2 numerals?</text:p>
        </text:list-item>
        <text:list-item>
          <text:p text:style-name="P24">Let's say our two numerals are 0 and 1.</text:p>
        </text:list-item>
        <text:list-item>
          <text:p text:style-name="P24">So how do we count with two numerals? <text:s/>Zero... one... two?</text:p>
        </text:list-item>
      </text:list>
      <text:p text:style-name="P22">*** If they don't know how to write two this way, talk about ten and tens column, hundreds column, etc... i.e., the first number we need to write that next column.</text:p>
      <text:list xml:id="list144233933689254" text:continue-numbering="true" text:style-name="WW8Num1">
        <text:list-item>
          <text:p text:style-name="P24">So how do we do two? [10]</text:p>
        </text:list-item>
        <text:list-item>
          <text:p text:style-name="P24">So what is this column? [the two's column]</text:p>
        </text:list-item>
        <text:list-item>
          <text:p text:style-name="P24">Three? What about four? <text:s/>We need to start a new column, right? <text:s/>The four's column.</text:p>
        </text:list-item>
        <text:list-item>
          <text:p text:style-name="P24">[Continue to about ten, or 1010.]</text:p>
        </text:list-item>
        <text:list-item>
          <text:p text:style-name="P24">When do you use this? <text:s/>[Light switch, assign values to on/off.]</text:p>
        </text:list-item>
      </text:list>
      <text:p text:style-name="P22"><text:tab/><text:tab/>(optional)</text:p>
      <text:list xml:id="list144234864794505" text:continue-numbering="true" text:style-name="WW8Num1">
        <text:list-item>
          <text:p text:style-name="P24">[Get 4 volunteers.] <text:s/>Another way to look at this is something like these cards. <text:s/>Each card represents a different column: we have a 1's column, a 2's, 4's, and 8's.</text:p>
        </text:list-item>
        <text:list-item>
          <text:p text:style-name="P24">[Count with these cards, flipping them over.]</text:p>
        </text:list-item>
        <text:list-item>
          <text:p text:style-name="P24">[Represent a number, like 9.]</text:p>
        </text:list-item>
      </text:list>
      <text:p text:style-name="P34"/>
      <text:list xml:id="list144233072486338" text:continue-numbering="true" text:style-name="WW8Num1">
        <text:list-item>
          <text:p text:style-name="P26">[Talk about the higher columns, 16, 32, 64, 128, 256, 512, 1024, 2048, 4096, 8192, 16384, 32768.]</text:p>
        </text:list-item>
      </text:list>
      <text:p text:style-name="P36">STACKS INSTRUCTIONS</text:p>
      <text:p text:style-name="P5"/>
      <text:p text:style-name="P5">If computer science deals with information, we have to be able to structure information, and organize it. </text:p>
      <text:p text:style-name="P5"/>
      <text:p text:style-name="P5">If you had a bunch of magazines, how could you arrange them?</text:p>
      <text:p text:style-name="P5"><text:tab/>[On a shelf; in a stack; in a pile; one inside the other]</text:p>
      <text:p text:style-name="P5"/>
      <text:p text:style-name="P5">We have different ways of organizing different things. If you have a bunch of magazines in a stack, how do you get one? </text:p>
      <text:p text:style-name="P5"/>
      <text:p text:style-name="P5">What if you're looking for a specific one? <text:s/>(Remember, computers have limitations you don't! They can't just move the whole pile.) </text:p>
      <text:p text:style-name="P5"><text:tab/>Can only get to the one on bottom by looking through all the ones above it. </text:p>
      <text:p text:style-name="P5"/>
      <text:p text:style-name="P5">In computer science, this is also called a STACK.</text:p>
      <text:p text:style-name="P5"/>
      <text:p text:style-name="P5">STACKS ARE FIRST IN, LAST OUT. Can you think of a time people act like they're in a stack? (Airplane)</text:p>
      <text:p text:style-name="P5"/>
      <text:p text:style-name="P5">We're going to do a puzzle using stacks. </text:p>
      <text:p text:style-name="P5"/>
      <text:p text:style-name="P5"/>
      <text:p text:style-name="P29">STACKS ACTIVITIES</text:p>
      <text:p text:style-name="P5"/>
      <text:p text:style-name="P6">TOWERS OF HANOI</text:p>
      <text:p text:style-name="P5">Has anyone heard of this before? (If so, explain the puzzle.) </text:p>
      <text:p text:style-name="P5"/>
      <text:p text:style-name="Standard"><text:span text:style-name="T9">Goal</text:span><text:span text:style-name="T4">: move all rings from the left pole to the right pole. </text:span></text:p>
      <text:p text:style-name="P5"/>
      <text:p text:style-name="Standard"><text:span text:style-name="T9">Rules</text:span><text:span text:style-name="T4">: you can only move one ring at a time</text:span></text:p>
      <text:p text:style-name="P5">You can't put a bigger ring on smaller ones</text:p>
      <text:p text:style-name="P5">You can only put rings on poles</text:p>
      <text:p text:style-name="P5"/>
      <text:p text:style-name="P5">Have them do it with 3 rings (practice)</text:p>
      <text:p text:style-name="P5">Have them do it with 5 rings (what's the smallest number of moves?)</text:p>
      <text:p text:style-name="P5"/>
      <text:p text:style-name="P5">Describe how you did it. (This is called an Algorithm: a sequence of steps to solve a problem.)</text:p>
      <text:p text:style-name="P5"/>
      <text:p text:style-name="P6">STACK CALCULATOR</text:p>
      <text:p text:style-name="P5">Talk about Pushing (putting something on top of the stack) and Popping ( taking something off the top of the stack)</text:p>
      <text:p text:style-name="P5"/>
      <text:p text:style-name="P5">Going to look at another application. Can anyone guess what it is? </text:p>
      <text:p text:style-name="P5"/>
      <text:p text:style-name="P5">(Guide them through 2 PLUS 2)</text:p>
      <text:p text:style-name="P5"/>
      <text:p text:style-name="P5">Play around with it, for a minute, then explain how it works. </text:p>
      <text:p text:style-name="P5"/>
      <text:p text:style-name="Standard"><text:span text:style-name="T9">CHALLENGE</text:span><text:span text:style-name="T4">: Using only 3s, get 15 (most efficient)</text:span></text:p>
      <text:p text:style-name="P9">Using only 4s, get 17 (most efficient)</text:p>
      <text:p text:style-name="P30">STACKS ACTIVITY WORKSHEET</text:p>
      <text:p text:style-name="P5"/>
      <text:p text:style-name="P10">TOWERS OF HANOI</text:p>
      <text:p text:style-name="P5">Minimum number of moves for 3 Rings: <text:s text:c="5"/>_________</text:p>
      <text:p text:style-name="P5"/>
      <text:p text:style-name="P5">Minimum number of moves for 5 Rings: <text:s text:c="5"/>_________</text:p>
      <text:p text:style-name="P5"/>
      <text:p text:style-name="P5">What's the method you used?</text:p>
      <text:p text:style-name="P5"/>
      <text:p text:style-name="P5"/>
      <text:p text:style-name="P5"/>
      <text:p text:style-name="P5"/>
      <text:p text:style-name="P10">STACK CALCULATOR</text:p>
      <text:p text:style-name="Standard"><text:span text:style-name="T4">Using only 3s, get </text:span><text:span text:style-name="T10">a final result of </text:span><text:span text:style-name="T4">15: _________________________________________</text:span></text:p>
      <text:p text:style-name="P5"/>
      <text:p text:style-name="P9">Using only 4s, get a final result of 17: _________________________________________</text:p>
      <text:p text:style-name="P5"/>
      <text:p text:style-name="Standard"><text:span text:style-name="T4">Get a final result of 12 using the numbers 5, 6, 7, 11, and 24 (not necessarily in that order):</text:span><text:span text:style-name="T10"> _________________________________________</text:span></text:p>
      <text:p text:style-name="P5"/>
      <text:p text:style-name="P9">[Advanced] By pushing only 13 buttons (including number buttons), get a final result of 99:</text:p>
      <text:p text:style-name="P9">_________________________________________</text:p>
      <text:p text:style-name="P9">_________________________________________</text:p>
      <text:p text:style-name="P9"/>
      <text:p text:style-name="P9">What are some different ways you can generate negative numbers? <text:s/>Try to get a result of –550 using as many different methods as possible.</text:p>
      <text:p text:style-name="P29">QUEUE INSTRUCTIONS</text:p>
      <text:p text:style-name="P5"/>
      <text:p text:style-name="P5">Now we're going to talk about another data structure (another way of organizing information).</text:p>
      <text:p text:style-name="P5"/>
      <text:p text:style-name="P5">At the grocery store, when you're buying groceries, how do people organize themselves?</text:p>
      <text:p text:style-name="P5"/>
      <text:p text:style-name="Standard"><text:span text:style-name="T4">People line up so that the first person in line is also the first person to get out of line. <text:s/>We call this </text:span><text:span text:style-name="T9">FIFO</text:span><text:span text:style-name="T11"> in computer science, or </text:span><text:span text:style-name="T12">First In First Out</text:span><text:span text:style-name="T11">.</text:span></text:p>
      <text:p text:style-name="P5"/>
      <text:p text:style-name="Standard"><text:span text:style-name="T11">This is called a </text:span><text:span text:style-name="T12">QUEUE</text:span><text:span text:style-name="T11">. <text:s/>(In fact, in Britain they often use the word “queues” when they mean “lines.”)</text:span></text:p>
      <text:p text:style-name="P5"/>
      <text:p text:style-name="Standard"><text:span text:style-name="T11">(Stacks are </text:span><text:span text:style-name="T12">FILO</text:span><text:span text:style-name="T11">, or </text:span><text:span text:style-name="T12">First In Last Out</text:span><text:span text:style-name="T11">.)</text:span></text:p>
      <text:p text:style-name="P5"/>
      <text:p text:style-name="P5"/>
      <text:p text:style-name="P29">QUEUE ACTIVITY</text:p>
      <text:p text:style-name="P5">Form four teams of seven people.</text:p>
      <text:p text:style-name="P5"/>
      <text:p text:style-name="P5">What we have on these tables is a conveyor belt, which is going to act like a queue. <text:s/>The first thing we put on the conveyor belt at one end will be the first thing to come off at the other end.</text:p>
      <text:p text:style-name="P5"/>
      <text:p text:style-name="Standard"><text:span text:style-name="T4">We're going to put puzzle pieces in one end of the queue, and your job is to reassemble a picture on the wall. <text:s/>You can </text:span><text:span text:style-name="T9">only</text:span><text:span text:style-name="T13"> take the puzzle piece at the front of the queue, and you can only hold one piece at a time. <text:s/>If the piece isn't one you want right now, you have to return it to the back of the queue (put it in line again). </text:span></text:p>
      <text:p text:style-name="P5"/>
      <text:p text:style-name="P5"/>
      <text:p text:style-name="P10">First time:</text:p>
      <text:p text:style-name="P11">There's two sets of puzzle pieces in the queue, but you only need to solve one puzzle.</text:p>
      <text:p text:style-name="P10"/>
      <text:p text:style-name="P10">Second time:</text:p>
      <text:p text:style-name="Standard"><text:span text:style-name="T4">There's two sets of puzzle pieces in the queue, </text:span><text:span text:style-name="T13">but you only need to solve one puzzle</text:span><text:span text:style-name="T4">. <text:s/>This time, you have to do the edge pieces first, but you also have a “buffer.” <text:s/>The buffer is big enough that you can set aside a maximum of 5 pieces at once, and you can grab those pieces whenever you want later.</text:span></text:p>
      <text:p text:style-name="P5"/>
      <text:p text:style-name="P5">(Give the teams a few minutes to discuss their strategy for using the buffer before starting.)</text:p>
      <text:p text:style-name="P5"/>
      <text:p text:style-name="P10">Competition:</text:p>
      <text:p text:style-name="Standard"><text:span text:style-name="T4">Have the teams compete for the best time solving puzzles using the queue.</text:span><text:span text:style-name="T10"> <text:s/>(If there's time.)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" svg:font-family="'Lohit Hindi'"/>
    <style:font-face style:name="Lucida Console" svg:font-family="'Lucida Console', 'Trebuchet MS', Arial, Helvetica, sans-serif"/>
    <style:font-face style:name="Times New Roman2" svg:font-family="'Times New Roman'"/>
    <style:font-face style:name="sans-serif" svg:font-family="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Droid Sans Fallback1" svg:font-family="'Droid Sans Fallback'" style:font-pitch="variable"/>
    <style:font-face style:name="Lato" svg:font-family="Lato" style:font-pitch="variable"/>
    <style:font-face style:name="Lohit Hindi1" svg:font-family="'Lohit Hindi'" style:font-pitch="variable"/>
    <style:font-face style:name="TeXGyreAdventor" svg:font-family="TeXGyreAdventor" style:font-pitch="variable"/>
    <style:font-face style:name="Ubuntu" svg:font-family="Ubuntu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Lohit Hindi1" style:font-family-complex="'Lohit Hind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bold" style:font-weight-asian="bold" style:font-weight-complex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ie Gibson</meta:initial-creator>
    <meta:creation-date>2014-07-24T16:51:04</meta:creation-date>
    <meta:editing-duration>P23DT22H11M8S</meta:editing-duration>
    <meta:printed-by>jennifer </meta:printed-by>
    <meta:print-date>2015-07-27T11:49:01.864238498</meta:print-date>
    <dc:date>2015-07-27T14:42:32.862251511</dc:date>
    <dc:creator>jennifer </dc:creator>
    <meta:document-statistic meta:table-count="0" meta:image-count="0" meta:object-count="0" meta:page-count="14" meta:paragraph-count="193" meta:word-count="1935" meta:character-count="10024" meta:non-whitespace-character-count="8181"/>
    <meta:generator>LibreOffice/4.2.8.2$Linux_X86_64 LibreOffice_project/420m0$Build-2</meta:generator>
  </office:meta>
</office:document-meta>
</file>